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M+ 2p black" svg:font-family="'M+ 2p black'" style:font-pitch="variable"/>
    <style:font-face style:name="VL ゴシック1" svg:font-family="'VL ゴシック'" style:font-pitch="variable"/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top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bottom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left" draw:textarea-vertical-align="top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000000" draw:marker-start-width="0.35cm" draw:marker-end-width="0.3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left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2cm" fo:min-width="1.612cm"/>
    </style:style>
    <style:style style:name="P1" style:family="paragraph">
      <style:text-properties style:font-name="M+ 2p black" fo:font-size="80pt" style:font-name-asian="M+ 2p black" style:font-size-asian="80pt" style:font-size-complex="80pt"/>
    </style:style>
    <style:style style:name="P2" style:family="paragraph">
      <style:text-properties style:font-name="M+ 2p black" fo:font-size="120pt" style:font-name-asian="M+ 2p black" style:font-size-asian="120pt" style:font-size-complex="120pt"/>
    </style:style>
    <style:style style:name="P3" style:family="paragraph">
      <style:paragraph-properties fo:text-align="center"/>
      <style:text-properties style:font-name="M+ 2p black" fo:font-size="20pt" style:font-name-asian="M+ 2p black" style:font-size-asian="20pt" style:font-size-complex="20pt"/>
    </style:style>
    <style:style style:name="P4" style:family="paragraph">
      <style:text-properties style:font-name="M+ 2p black" fo:font-size="30pt" style:font-name-asian="M+ 2p black" style:font-size-asian="30pt" style:font-size-complex="30pt"/>
    </style:style>
    <style:style style:name="P5" style:family="paragraph">
      <style:paragraph-properties fo:text-align="center"/>
    </style:style>
    <style:style style:name="P6" style:family="paragraph">
      <style:text-properties style:font-name="M+ 2p black" fo:font-size="20pt" style:font-name-asian="M+ 2p black" style:font-size-asian="20pt" style:font-size-complex="20pt"/>
    </style:style>
    <style:style style:name="T1" style:family="text">
      <style:text-properties style:font-name="M+ 2p black" fo:font-size="80pt" style:font-name-asian="M+ 2p black" style:font-size-asian="80pt" style:font-size-complex="80pt"/>
    </style:style>
    <style:style style:name="T2" style:family="text">
      <style:text-properties style:font-name="M+ 2p black" fo:font-size="120pt" style:font-name-asian="M+ 2p black" style:font-size-asian="120pt" style:font-size-complex="120pt"/>
    </style:style>
    <style:style style:name="T3" style:family="text">
      <style:text-properties style:font-name="M+ 2p black" fo:font-size="30pt" style:font-name-asian="M+ 2p black" style:font-size-asian="30pt" style:font-size-complex="30pt"/>
    </style:style>
    <style:style style:name="T4" style:family="text">
      <style:text-properties style:font-name="M+ 2p black" fo:font-size="20pt" style:font-name-asian="M+ 2p black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8.224cm" svg:height="4.188cm" svg:x="2cm" svg:y="20.4cm">
          <draw:text-box>
            <text:p><text:span text:style-name="T1">岡部 究</text:span><text:span text:style-name="T1">, </text:span><text:span text:style-name="T1">水野 洋樹</text:span><text:span text:style-name="T1">, </text:span><text:span text:style-name="T1">瀬川 秀一</text:span></text:p>
          </draw:text-box>
        </draw:frame>
        <draw:frame draw:style-name="gr1" draw:text-style-name="P2" draw:layer="layout" svg:width="32.049cm" svg:height="6.157cm" svg:x="4.1cm" svg:y="4.943cm">
          <draw:text-box>
            <text:p><text:span text:style-name="T2">強い型による</text:span><text:span text:style-name="T2">OS</text:span></text:p>
          </draw:text-box>
        </draw:frame>
        <draw:frame draw:style-name="gr1" draw:text-style-name="P2" draw:layer="layout" svg:width="34.369cm" svg:height="6.157cm" svg:x="3.431cm" svg:y="11.943cm">
          <draw:text-box>
            <text:p><text:span text:style-name="T2">の開発手法の提案</text:span></text:p>
          </draw:text-box>
        </draw:frame>
      </draw:page>
      <draw:page draw:name="page2" draw:style-name="dp1" draw:master-page-name="標準">
        <draw:custom-shape draw:style-name="gr2" draw:text-style-name="P3" xml:id="id9" draw:id="id9" draw:layer="layout" svg:width="1.45cm" svg:height="1.4cm" svg:x="38.5cm" svg:y="10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6" draw:id="id6" draw:layer="layout" svg:width="1.45cm" svg:height="1.4cm" svg:x="20.8cm" svg:y="10.2cm">
          <text:p text:style-name="P5"><text:span text:style-name="T4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7.384cm" svg:height="4.188cm" svg:x="6.516cm" svg:y="0.812cm">
          <draw:text-box>
            <text:p><text:span text:style-name="T1">(4) jhc</text:span><text:span text:style-name="T1">への機能追加</text:span></text:p>
          </draw:text-box>
        </draw:frame>
        <draw:frame draw:style-name="gr1" draw:text-style-name="P4" draw:layer="layout" svg:width="9.02cm" svg:height="1.729cm" svg:x="2.88cm" svg:y="4.971cm">
          <draw:text-box>
            <text:p><text:span text:style-name="T3">(4-1) </text:span><text:span text:style-name="T3">省メモリ化</text:span></text:p>
          </draw:text-box>
        </draw:frame>
        <draw:frame draw:style-name="gr1" draw:text-style-name="P4" draw:layer="layout" svg:width="7.961cm" svg:height="1.729cm" svg:x="24.7cm" svg:y="4.8cm">
          <draw:text-box>
            <text:p><text:span text:style-name="T3">(4-2) </text:span><text:span text:style-name="T3">再入可能</text:span></text:p>
          </draw:text-box>
        </draw:frame>
        <draw:custom-shape draw:style-name="gr3" draw:text-style-name="P5" draw:layer="layout" svg:width="23.6cm" svg:height="2.6cm" svg:x="17.1cm" svg:y="6.33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5.5cm" svg:height="6cm" svg:x="17.3cm" svg:y="7.937cm">
          <text:p text:style-name="P5"><text:span text:style-name="T4">コンテキスト</text:span></text:p>
          <text:p text:style-name="P5"><text:span text:style-name="T4">(1. </text:span><text:span text:style-name="T4">生成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5cm" svg:height="1.4cm" svg:x="17.8cm" svg:y="10.237cm">
          <text:p text:style-name="P5"><text:span text:style-name="T4">GC</text:span><text:span text:style-name="T4">スタ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4" draw:id="id4" draw:layer="layout" svg:width="3.156cm" svg:height="1.4cm" svg:x="17.8cm" svg:y="12.037cm">
          <text:p text:style-name="P5"><text:span text:style-name="T4">are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1" draw:id="id1" draw:layer="layout" svg:width="5.5cm" svg:height="6cm" svg:x="23.2cm" svg:y="7.937cm">
          <text:p text:style-name="P5"><text:span text:style-name="T4">コンテキスト</text:span></text:p>
          <text:p text:style-name="P5"><text:span text:style-name="T4">(2. </text:span><text:span text:style-name="T4">初期化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5cm" svg:height="1.4cm" svg:x="23.7cm" svg:y="10.237cm">
          <text:p text:style-name="P5"><text:span text:style-name="T4">GC</text:span><text:span text:style-name="T4">スタ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3.156cm" svg:height="1.4cm" svg:x="23.7cm" svg:y="12.037cm">
          <text:p text:style-name="P5"><text:span text:style-name="T4">are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5cm" svg:height="6cm" svg:x="29.1cm" svg:y="7.937cm">
          <text:p text:style-name="P5"><text:span text:style-name="T4">コンテキスト</text:span></text:p>
          <text:p text:style-name="P5"><text:span text:style-name="T4">(3. </text:span><text:span text:style-name="T4">動作中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5cm" svg:height="1.4cm" svg:x="29.6cm" svg:y="10.237cm">
          <text:p text:style-name="P5"><text:span text:style-name="T4">GC</text:span><text:span text:style-name="T4">スタ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3.156cm" svg:height="1.4cm" svg:x="29.6cm" svg:y="12.037cm">
          <text:p text:style-name="P5"><text:span text:style-name="T4">are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5cm" svg:height="6cm" svg:x="35cm" svg:y="7.937cm">
          <text:p text:style-name="P5"><text:span text:style-name="T4">コンテキスト</text:span></text:p>
          <text:p text:style-name="P5"><text:span text:style-name="T4">(4. </text:span><text:span text:style-name="T4">終了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5cm" svg:height="1.4cm" svg:x="35.5cm" svg:y="10.237cm">
          <text:p text:style-name="P5"><text:span text:style-name="T4">GC</text:span><text:span text:style-name="T4">スタ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7" draw:id="id7" draw:layer="layout" svg:width="3.156cm" svg:height="1.4cm" svg:x="35.5cm" svg:y="12.037cm">
          <text:p text:style-name="P5"><text:span text:style-name="T4">are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2" draw:id="id2" draw:layer="layout" svg:width="4.92cm" svg:height="1.4cm" svg:x="23.48cm" svg:y="15.524cm">
          <text:p text:style-name="P5"><text:span text:style-name="T4">jgc_hs_in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curve" svg:x1="25.95cm" svg:y1="13.937cm" svg:x2="25.94cm" svg:y2="15.524cm" draw:start-shape="id1" draw:start-glue-point="2" draw:end-shape="id2" svg:d="m25950 13937c0 1191-10 398-10 1587" svg:viewBox="0 0 11 1588">
          <text:p/>
        </draw:connector>
        <draw:frame draw:style-name="gr1" draw:text-style-name="P6" draw:layer="layout" svg:width="2.623cm" svg:height="1.237cm" svg:x="26.177cm" svg:y="14.1cm">
          <draw:text-box>
            <text:p><text:span text:style-name="T4">初期化</text:span></text:p>
          </draw:text-box>
        </draw:frame>
        <draw:line draw:style-name="gr7" draw:text-style-name="P5" draw:layer="layout" svg:x1="17cm" svg:y1="17.3cm" svg:x2="40.8cm" svg:y2="17.3cm">
          <text:p/>
        </draw:line>
        <draw:custom-shape draw:style-name="gr8" draw:text-style-name="P3" draw:layer="layout" svg:width="23.4cm" svg:height="3.2cm" svg:x="17.3cm" svg:y="19.6cm">
          <text:p text:style-name="P5"><text:span text:style-name="T4">プール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5" draw:id="id5" draw:layer="layout" svg:width="4.5cm" svg:height="1.4cm" svg:x="21.2cm" svg:y="20.1cm">
          <text:p text:style-name="P5"><text:span text:style-name="T4">GC</text:span><text:span text:style-name="T4">スタ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3" draw:id="id3" draw:layer="layout" svg:width="3.156cm" svg:height="1.4cm" svg:x="17.7cm" svg:y="20.1cm">
          <text:p text:style-name="P5"><text:span text:style-name="T4">are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curve" svg:x1="19.278cm" svg:y1="20.1cm" svg:x2="19.378cm" svg:y2="13.437cm" draw:start-shape="id3" draw:start-glue-point="0" draw:end-shape="id4" draw:end-glue-point="2" svg:d="m19278 20100c0-4996 100-1665 100-6663" svg:viewBox="0 0 101 6664">
          <text:p/>
        </draw:connector>
        <draw:connector draw:style-name="gr6" draw:text-style-name="P5" draw:layer="layout" draw:type="curve" svg:x1="23.45cm" svg:y1="20.1cm" svg:x2="21.525cm" svg:y2="11.6cm" draw:start-shape="id5" draw:start-glue-point="0" draw:end-shape="id6" draw:end-glue-point="2" svg:d="m23450 20100c0-6411-1925-2161-1925-8500" svg:viewBox="0 0 1926 8501">
          <text:p/>
        </draw:connector>
        <draw:custom-shape draw:style-name="gr5" draw:text-style-name="P3" draw:layer="layout" svg:width="5.924cm" svg:height="1.4cm" svg:x="18.3cm" svg:y="17.8cm">
          <text:p text:style-name="P5"><text:span text:style-name="T4">jgc_alloc_in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0" draw:id="id10" draw:layer="layout" svg:width="4.5cm" svg:height="1.4cm" svg:x="35.9cm" svg:y="20.1cm">
          <text:p text:style-name="P5"><text:span text:style-name="T4">GC</text:span><text:span text:style-name="T4">スタ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8" draw:id="id8" draw:layer="layout" svg:width="3.156cm" svg:height="1.4cm" svg:x="32.4cm" svg:y="20.1cm">
          <text:p text:style-name="P5"><text:span text:style-name="T4">are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curve" svg:x1="37.078cm" svg:y1="13.437cm" svg:x2="33.978cm" svg:y2="20.1cm" draw:start-shape="id7" draw:end-shape="id8" draw:end-glue-point="0" svg:d="m37078 13437c0 4998-3100 1667-3100 6663" svg:viewBox="0 0 3101 6664">
          <text:p/>
        </draw:connector>
        <draw:connector draw:style-name="gr6" draw:text-style-name="P5" draw:layer="layout" draw:type="curve" svg:x1="39.225cm" svg:y1="11.7cm" svg:x2="38.15cm" svg:y2="20.1cm" draw:start-shape="id9" draw:start-glue-point="2" draw:end-shape="id10" draw:end-glue-point="0" svg:d="m39225 11700c0 6264-1075 2064-1075 8400" svg:viewBox="0 0 1076 8401">
          <text:p/>
        </draw:connector>
        <draw:custom-shape draw:style-name="gr5" draw:text-style-name="P3" draw:layer="layout" svg:width="5.924cm" svg:height="1.4cm" svg:x="33.1cm" svg:y="17.8cm">
          <text:p text:style-name="P5"><text:span text:style-name="T4">jgc_alloc_fin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6" draw:layer="layout" svg:width="3.33cm" svg:height="1.237cm" svg:x="19.37cm" svg:y="15.663cm">
          <draw:text-box>
            <text:p><text:span text:style-name="T4">割り当て</text:span></text:p>
          </draw:text-box>
        </draw:frame>
        <draw:frame draw:style-name="gr1" draw:text-style-name="P6" draw:layer="layout" svg:width="1.916cm" svg:height="1.237cm" svg:x="36.684cm" svg:y="15.4cm">
          <draw:text-box>
            <text:p><text:span text:style-name="T4">返却</text:span></text:p>
          </draw:text-box>
        </draw:frame>
        <draw:custom-shape draw:style-name="gr9" draw:text-style-name="P3" draw:layer="layout" svg:width="14cm" svg:height="7.1cm" svg:x="1.3cm" svg:y="6.9cm">
          <text:p text:style-name="P5"><text:span text:style-name="T4">ROM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8.9cm" svg:height="5.9cm" svg:x="5.9cm" svg:y="7.5cm">
          <text:p text:style-name="P5"><text:span text:style-name="T4">TEXT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548cm" svg:height="1.4cm" svg:x="8.652cm" svg:y="9.8cm">
          <text:p text:style-name="P5"><text:span text:style-name="T4">Haskell</text:span><text:span text:style-name="T4">コー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5.548cm" svg:height="1.4cm" svg:x="8.652cm" svg:y="11.5cm">
          <text:p text:style-name="P5"><text:span text:style-name="T4">Ajhc</text:span><text:span text:style-name="T4">ランタイム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5.548cm" svg:height="1.4cm" svg:x="8.652cm" svg:y="8cm">
          <text:p text:style-name="P5"><text:span text:style-name="T4">C</text:span><text:span text:style-name="T4">言語コー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1.7cm" svg:height="5.8cm" svg:x="3.8cm" svg:y="7.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" draw:text-style-name="P6" draw:layer="layout" svg:width="2.348cm" svg:height="1.237cm" svg:x="1.6cm" svg:y="9.8cm">
          <draw:text-box>
            <text:p><text:span text:style-name="T4">16kB</text:span></text:p>
          </draw:text-box>
        </draw:frame>
        <draw:custom-shape draw:style-name="gr9" draw:text-style-name="P3" draw:layer="layout" svg:width="14cm" svg:height="8.3cm" svg:x="1.3cm" svg:y="14.3cm">
          <text:p text:style-name="P5"><text:span text:style-name="T4">ROM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8.9cm" svg:height="1.3cm" svg:x="5.9cm" svg:y="14.9cm">
          <text:p text:style-name="P5"><text:span text:style-name="T4">DATA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.7cm" svg:height="1.3cm" svg:x="3.8cm" svg:y="14.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" draw:text-style-name="P6" draw:layer="layout" svg:width="1.882cm" svg:height="1.237cm" svg:x="1.8cm" svg:y="15.1cm">
          <draw:text-box>
            <text:p><text:span text:style-name="T4">1kB</text:span></text:p>
          </draw:text-box>
        </draw:frame>
        <draw:custom-shape draw:style-name="gr9" draw:text-style-name="P3" draw:layer="layout" svg:width="8.9cm" svg:height="4cm" svg:x="5.9cm" svg:y="16.5cm">
          <text:p text:style-name="P5"><text:span text:style-name="T4">BSS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8.9cm" svg:height="1.3cm" svg:x="5.9cm" svg:y="20.8cm">
          <text:p text:style-name="P5"><text:span text:style-name="T4">スタック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548cm" svg:height="1.4cm" svg:x="8.7cm" svg:y="16.9cm">
          <text:p text:style-name="P5"><text:span text:style-name="T4">malloc</text:span><text:span text:style-name="T4">ヒー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5.548cm" svg:height="1.4cm" svg:x="8.652cm" svg:y="18.6cm">
          <text:p text:style-name="P5"><text:span text:style-name="T4">Haskell</text:span><text:span text:style-name="T4">ヒー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1.7cm" svg:height="3.965cm" svg:x="3.767cm" svg:y="16.53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" draw:text-style-name="P6" draw:layer="layout" svg:width="2.348cm" svg:height="1.422cm" svg:x="1.452cm" svg:y="17.878cm">
          <draw:text-box>
            <text:p><text:span text:style-name="T4">27kB</text:span></text:p>
          </draw:text-box>
        </draw:frame>
        <draw:custom-shape draw:style-name="gr10" draw:text-style-name="P5" draw:layer="layout" svg:width="1.7cm" svg:height="1.3cm" svg:x="3.8cm" svg:y="20.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" draw:text-style-name="P6" draw:layer="layout" svg:width="2.112cm" svg:height="1.422cm" svg:x="1.8cm" svg:y="20.9cm">
          <draw:text-box>
            <text:p><text:span text:style-name="T4">4k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M+ 2p black" svg:font-family="'M+ 2p black'" style:font-pitch="variable"/>
    <style:font-face style:name="VL ゴシック1" svg:font-family="'VL ゴシック'" style:font-pitch="variable"/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4-01-07T20:48:59.064037069</meta:creation-date>
    <dc:date>2014-01-08T22:49:54.562695689</dc:date>
    <dc:creator>Okabe Kiwamu</dc:creator>
    <meta:editing-duration>PT46M12S</meta:editing-duration>
    <meta:editing-cycles>54</meta:editing-cycles>
    <meta:generator>LibreOffice/4.1.4.2$Linux_X86_64 LibreOffice_project/410m0$Build-2</meta:generator>
    <meta:document-statistic meta:object-count="57"/>
  </office:meta>
</office:document-meta>
</file>